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8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5" style:family="table-cell" style:parent-style-name="Separador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8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74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8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6" office:value-type="string" calcext:value-type="string">
            <text:p>Mens. 12/2024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2]-[.F2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6" office:value-type="string" calcext:value-type="string">
            <text:p>Mens. 01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3]-[.F3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6" office:value-type="string" calcext:value-type="string">
            <text:p>Mens. 02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4]-[.F4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6" office:value-type="string" calcext:value-type="string">
            <text:p>Mens. 03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5]-[.F5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6" office:value-type="string" calcext:value-type="string">
            <text:p>Mens. 04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6]-[.F6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6" office:value-type="string" calcext:value-type="string">
            <text:p>Mens. 05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7]-[.F7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6" office:value-type="string" calcext:value-type="string">
            <text:p>Mens. 06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Mens. 10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Mens. 11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3]-[.F13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Mens. 12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4]-[.F14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6" office:value-type="string" calcext:value-type="string">
            <text:p>Mens. 01/2026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5]-[.F15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6-02-28" calcext:value-type="date">
            <text:p>28/02/2026</text:p>
          </table:table-cell>
          <table:table-cell table:style-name="ce6" office:value-type="string" calcext:value-type="string">
            <text:p>Mens. 02/2026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6]-[.F16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/>
          <table:table-cell table:style-name="ce7" table:number-columns-repeated="5"/>
          <table:table-cell table:style-name="ce20" office:value-type="string" calcext:value-type="string">
            <text:p>TOTAL</text:p>
          </table:table-cell>
          <table:table-cell table:style-name="ce38" table:formula="of:=SUM([.H2:.H16])" office:value-type="float" office:value="3750" calcext:value-type="float">
            <text:p>3.750,00</text:p>
          </table:table-cell>
          <table:table-cell table:style-name="ce24"/>
          <table:table-cell table:style-name="ce74" table:number-columns-repeated="55"/>
        </table:table-row>
        <table:table-row table:style-name="ro2"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2">
          <table:table-cell table:style-name="ce3"/>
          <table:table-cell table:style-name="ce9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4">
          <table:table-cell table:style-name="ce3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31969">
          <table:table-cell table:style-name="ce4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33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DM""""""""""""""""</number:text>
    </number:number-style>
    <number:number-style style:name="N117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DM""""""""""""""""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19">
      <number:text>- DM""""""""""""""""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DM""""""""""""""""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month number:textual="true"/>
      <number:text> </number:text>
      <number:year/>
    </number:dat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R$""""""""</number:text>
      <number:number number:decimal-places="0" number:min-decimal-places="0" number:min-integer-digits="1" number:grouping="true"/>
    </number:number-style>
    <number:number-style style:name="N138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3">
      <number:text>- 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""""""""""""""""""</number:text>
    </number:number-style>
    <number:number-style style:name="N145">
      <style:text-properties fo:color="#ff0000"/>
      <number:text>(R$""""""""""""""""""""""""""""""""""""""""""""""""""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 number:style="long"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DM""""""""""""""""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2P0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min-integer-digits="1"/>
    </number:number-style>
    <number:number-style style:name="N157P1" style:volatile="true">
      <number:number number:min-integer-digits="1"/>
    </number:number-style>
    <number:number-style style:name="N15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decimal-places="2" number:min-integer-digits="1" number:grouping="true"/>
      <number:text> DM""""""""""""""""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59">
      <number:text>-</number:text>
      <number:number number:decimal-places="0" number:min-decimal-places="0" number:min-integer-digits="0"/>
      <number:text> DM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</number:text>
      <number:number number:decimal-places="2" number:min-decimal-places="2" number:min-integer-digits="1" number:grouping="true"/>
    </number:number-style>
    <number:number-style style:name="N16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3">
      <number:text>R$-""""""""""""""""""""""""""""""""</number:text>
      <style:map style:condition="value()&gt;0" style:apply-style-name="N173P0"/>
      <style:map style:condition="value()&lt;0" style:apply-style-name="N173P1"/>
    </number:number-style>
    <number:time-style style:name="N174">
      <number:minutes number:style="long"/>
      <number:text>:</number:text>
      <number:seconds number:style="long"/>
    </number:time-style>
    <number:number-style style:name="N175P0" style:volatile="true">
      <number:number number:decimal-places="2" number:min-decimal-places="2" number:min-integer-digits="1" number:grouping="true"/>
      <number:text> DM""""""""""""""""</number:text>
    </number:number-style>
    <number:number-style style:name="N175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75P0"/>
    </number:number-style>
    <number:date-style style:name="N176">
      <number:day number:style="long"/>
      <number:text>. 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</number:number-style>
    <number:number-style style:name="N18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0">
      <number:text>-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percentage-style style:name="N181">
      <number:number number:decimal-places="1" number:min-decimal-places="1" number:min-integer-digits="1"/>
      <number:text>%</number:text>
    </number:percentage-style>
    <number:date-style style:name="N182">
      <number:day number:style="long"/>
      <number:text>.</number:text>
      <number:month number:style="long"/>
      <number:text>.</number:text>
      <number:year/>
    </number:date-style>
    <number:number-style style:name="N183P0" style:volatile="true">
      <number:text>R$""""""""</number:text>
      <number:number number:decimal-places="2" number:min-decimal-places="2" number:min-integer-digits="1" number:grouping="true"/>
    </number:number-style>
    <number:number-style style:name="N18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</number:text>
      <number:number number:decimal-places="0" number:min-decimal-places="0" number:min-integer-digits="1" number:grouping="true"/>
    </number:number-style>
    <number:number-style style:name="N186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6">
      <number:text>R$-""""""""</number:text>
      <style:map style:condition="value()&gt;0" style:apply-style-name="N186P0"/>
      <style:map style:condition="value()&lt;0" style:apply-style-name="N186P1"/>
    </number:number-style>
    <number:number-style style:name="N18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88">
      <number:minutes number:style="long"/>
      <number:text>:</number:text>
      <number:seconds number:style="long"/>
      <number:text>,</number:text>
    </number:time-style>
    <number:number-style style:name="N189P0" style:volatile="true">
      <number:text>R$""""""""</number:text>
      <number:number number:decimal-places="2" number:min-decimal-places="2" number:min-integer-digits="1" number:grouping="true"/>
    </number:number-style>
    <number:number-style style:name="N18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0P0"/>
    </number:number-style>
    <number:number-style style:name="N191P0" style:volatile="true">
      <number:text>R$""""""""</number:text>
      <number:number number:decimal-places="0" number:min-decimal-places="0" number:min-integer-digits="1" number:grouping="true"/>
    </number:number-style>
    <number:number-style style:name="N19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2P0"/>
    </number:number-style>
    <number:date-style style:name="N19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0.351912125">00:00:00</text:time></text:span><text:span text:style-name="MT2"><text:s/></text:span></text:p>
        </style:region-center>
        <style:region-right>
          <text:p><text:span text:style-name="MT3">Dubásicos Mat. Constr. Soc. Unip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ásicos Mat. Constr. Soc. Unip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0.354687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meta:print-date>2020-02-05T16:05:32.491000000</meta:print-date>
    <dc:language>pt-PT</dc:language>
    <meta:editing-cycles>1</meta:editing-cycles>
    <meta:editing-duration>PT0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